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office:value-type="float" office:value="4600">
            <text:p>4600</text:p>
          </table:table-cell>
          <table:table-cell/>
          <table:table-cell table:formula="of:=SUM([.K2];[.K10];[.K11])" office:value-type="float" office:value="55000">
            <text:p>55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office:value-type="float" office:value="7700">
            <text:p>7700</text:p>
          </table:table-cell>
          <table:table-cell/>
          <table:table-cell table:formula="of:=SUM([.G3])" office:value-type="float" office:value="36200">
            <text:p>362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office:value-type="float" office:value="4250">
            <text:p>4250</text:p>
          </table:table-cell>
          <table:table-cell/>
          <table:table-cell table:formula="of:=[.L3]-[.L4]" office:value-type="float" office:value="18800">
            <text:p>18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եգ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/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/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table:formula="of:=SUM([.C28];[.D28];[.E28])" office:value-type="float" office:value="1111.76470588235">
            <text:p>1111.7647058824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72.7053140097">
            <text:p>36272.7053140097</text:p>
          </table:table-cell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14:5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6T14:50:31</dc:date>
    <meta:editing-duration>P6DT18H22M30S</meta:editing-duration>
    <meta:editing-cycles>2389</meta:editing-cycles>
    <meta:generator>OpenOffice/4.1.1$Unix OpenOffice.org_project/411m6$Build-9775</meta:generator>
    <dc:creator>Hasmik Dabaghyan</dc:creator>
    <meta:document-statistic meta:table-count="14" meta:cell-count="5829" meta:object-count="0"/>
  </office:meta>
</office:document-meta>
</file>